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63cm" fo:padding-bottom="0.263cm" fo:padding-left="0.263cm" fo:padding-right="0.263cm" fo:wrap-option="wrap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solid" style:text-underline-width="auto" style:text-underline-color="font-color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4" presentation:style-name="pr1" draw:text-style-name="P2" draw:layer="layout" svg:width="21.589cm" svg:height="3.221cm" svg:x="1.844cm" svg:y="3.723cm" presentation:class="title" presentation:user-transformed="true">
          <draw:text-box>
            <text:p text:style-name="P1"><text:span text:style-name="T1">OpenResearch</text:span></text:p>
          </draw:text-box>
        </draw:frame>
        <draw:frame draw:name="Shape 35" presentation:style-name="pr2" draw:text-style-name="P3" draw:layer="layout" svg:width="21.589cm" svg:height="2.179cm" svg:x="1.905cm" svg:y="6.615cm" presentation:class="subtitle" presentation:user-transformed="true">
          <draw:text-box>
            <text:p text:style-name="P1"><text:span text:style-name="T2">Establishing the Voice of the Customer</text:span></text:p>
          </draw:text-box>
        </draw:frame>
        <presentation:notes draw:style-name="dp2">
          <draw:page-thumbnail draw:name="Shape 31" draw:style-name="gr1" draw:layer="layout" svg:width="16.932cm" svg:height="9.524cm" svg:x="1.059cm" svg:y="1.905cm" draw:page-number="1" presentation:class="page"/>
          <draw:frame draw:name="Shape 32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Agenda…</text:span></text:p>
              <text:p text:style-name="P1"><text:span text:style-name="T3"/></text:p>
              <text:p text:style-name="P1"><text:span text:style-name="T3">Background...</text:span></text:p>
              <text:p text:style-name="P1"><text:span text:style-name="T3"/></text:p>
              <text:p text:style-name="P1"><text:span text:style-name="T3">Goals…</text:span></text:p>
              <text:p text:style-name="P1"><text:span text:style-name="T3"/></text:p>
              <text:p text:style-name="P1"><text:span text:style-name="T3">Outcomes...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frame draw:name="Shape 40" presentation:style-name="pr4" draw:text-style-name="P2" draw:layer="layout" svg:width="11.275cm" svg:height="8.232cm" svg:x="7.053cm" svg:y="2.99cm" presentation:class="title" presentation:user-transformed="true">
          <draw:text-box>
            <text:p text:style-name="P5"><text:span text:style-name="T4">Collect</text:span><text:span text:style-name="T4"><text:line-break/></text:span><text:span text:style-name="T4">Distill</text:span><text:span text:style-name="T4"><text:line-break/></text:span><text:span text:style-name="T4">Socialize</text:span><text:span text:style-name="T4"><text:line-break/></text:span><text:span text:style-name="T4">Catalogue</text:span></text:p>
          </draw:text-box>
        </draw:frame>
        <draw:custom-shape draw:name="Shape 41" draw:style-name="gr2" draw:text-style-name="P6" draw:layer="layout" svg:width="12.382cm" svg:height="0.001cm" svg:x="6.526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" draw:style-name="gr2" draw:text-style-name="P6" draw:layer="layout" svg:width="12.382cm" svg:height="0.001cm" svg:x="6.526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" draw:style-name="gr2" draw:text-style-name="P6" draw:layer="layout" svg:width="12.382cm" svg:height="0.001cm" svg:x="6.526cm" svg:y="9.20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7" draw:style-name="gr1" draw:layer="layout" svg:width="16.932cm" svg:height="9.524cm" svg:x="1.059cm" svg:y="1.905cm" draw:page-number="2" presentation:class="page"/>
          <draw:frame draw:name="Shape 38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Principles Tasks for Research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frame draw:name="Shape 48" presentation:style-name="pr4" draw:text-style-name="P2" draw:layer="layout" svg:width="20.879cm" svg:height="8.654cm" svg:x="2.251cm" svg:y="2.99cm" presentation:class="title" presentation:user-transformed="true">
          <draw:text-box>
            <text:p text:style-name="P5"><text:span text:style-name="T5">Collect Lots of Information</text:span><text:span text:style-name="T5"><text:line-break/></text:span><text:span text:style-name="T6">The key is framing our hypotheses properly and selecting</text:span><text:span text:style-name="T6"><text:line-break/></text:span><text:span text:style-name="T6">the best method to capture actionable insights.</text:span><text:span text:style-name="T6"><text:line-break/></text:span><text:span text:style-name="T6"><text:line-break/></text:span><text:span text:style-name="T6"><text:line-break/></text:span><text:span text:style-name="T7">In-person Sessions <text:s text:c="4"/>1:1 / Group Sessions <text:s text:c="4"/>Phone Calls <text:s text:c="4"/>Surveys</text:span><text:span text:style-name="T6"> <text:s text:c="3"/></text:span></text:p>
          </draw:text-box>
        </draw:frame>
        <draw:custom-shape draw:name="Shape 49" draw:style-name="gr2" draw:text-style-name="P6" draw:layer="layout" svg:width="20.702cm" svg:height="0.001cm" svg:x="2.427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" draw:style-name="gr3" draw:text-style-name="P6" draw:layer="layout" svg:width="0.001cm" svg:height="0.932cm" svg:x="8.777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" draw:style-name="gr3" draw:text-style-name="P6" draw:layer="layout" svg:width="0.001cm" svg:height="0.932cm" svg:x="15.551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" draw:style-name="gr3" draw:text-style-name="P6" draw:layer="layout" svg:width="0.001cm" svg:height="0.932cm" svg:x="19.854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5" draw:style-name="gr1" draw:layer="layout" svg:width="16.932cm" svg:height="9.524cm" svg:x="1.059cm" svg:y="1.905cm" draw:page-number="3" presentation:class="page"/>
          <draw:frame draw:name="Shape 46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No single way - but there are some wrong ways.</text:span></text:p>
              <text:p text:style-name="P1"><text:span text:style-name="T3">What are we trying to learn?</text:span></text:p>
              <text:p text:style-name="P1"><text:span text:style-name="T3">What’s the right audience? </text:span></text:p>
              <text:p text:style-name="P1"><text:span text:style-name="T3">Audience appropriate? Prototype in front of SVP etc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frame draw:name="Shape 57" presentation:style-name="pr4" draw:text-style-name="P2" draw:layer="layout" svg:width="20.879cm" svg:height="8.654cm" svg:x="2.251cm" svg:y="2.99cm" presentation:class="title" presentation:user-transformed="true">
          <draw:text-box>
            <text:p text:style-name="P5"><text:span text:style-name="T5">Distill What We’ve Heard </text:span><text:span text:style-name="T5"><text:line-break/></text:span><text:span text:style-name="T6">To build a shared understanding and provide actionable insights, </text:span><text:span text:style-name="T6"><text:line-break/></text:span><text:span text:style-name="T6">we’ll work through research findings as a small group before socializing.</text:span><text:span text:style-name="T6"><text:line-break/></text:span><text:span text:style-name="T6"><text:line-break/></text:span><text:span text:style-name="T6"><text:line-break/></text:span><text:span text:style-name="T7">Group Recap <text:s text:c="4"/>Compile Summary <text:s text:c="4"/>High-level Take-aways <text:s text:c="4"/></text:span><text:span text:style-name="T6"><text:s text:c="3"/></text:span></text:p>
          </draw:text-box>
        </draw:frame>
        <draw:custom-shape draw:name="Shape 58" draw:style-name="gr2" draw:text-style-name="P6" draw:layer="layout" svg:width="20.702cm" svg:height="0.001cm" svg:x="2.427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3" draw:text-style-name="P6" draw:layer="layout" svg:width="0.001cm" svg:height="0.932cm" svg:x="8.389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" draw:style-name="gr3" draw:text-style-name="P6" draw:layer="layout" svg:width="0.001cm" svg:height="0.932cm" svg:x="14.44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4" draw:style-name="gr1" draw:layer="layout" svg:width="16.932cm" svg:height="9.524cm" svg:x="1.059cm" svg:y="1.905cm" draw:page-number="4" presentation:class="page"/>
          <draw:frame draw:name="Shape 55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Everyone listens differently.</text:span></text:p>
              <text:p text:style-name="P1"><text:span text:style-name="T3">Small group to recap and review what we’ve heard.</text:span></text:p>
              <text:p text:style-name="P1"><text:span text:style-name="T3">Prepare for the larger group.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frame draw:name="Shape 65" presentation:style-name="pr4" draw:text-style-name="P2" draw:layer="layout" svg:width="20.879cm" svg:height="8.654cm" svg:x="2.251cm" svg:y="2.99cm" presentation:class="title" presentation:user-transformed="true">
          <draw:text-box>
            <text:p text:style-name="P5"><text:span text:style-name="T5">Socialize Our Findings</text:span><text:span text:style-name="T5"><text:line-break/></text:span><text:span text:style-name="T6">Hearing the “Voice of the Customer” (VOC) helps the entire </text:span><text:span text:style-name="T6"><text:line-break/></text:span><text:span text:style-name="T6">organization empathize, innovate, and prioritize what things we create.</text:span><text:span text:style-name="T6"><text:line-break/></text:span><text:span text:style-name="T6"><text:line-break/></text:span><text:span text:style-name="T6"><text:line-break/></text:span><text:span text:style-name="T7">Standups <text:s text:c="4"/>Demos <text:s text:c="4"/>Town Halls</text:span></text:p>
          </draw:text-box>
        </draw:frame>
        <draw:custom-shape draw:name="Shape 66" draw:style-name="gr2" draw:text-style-name="P6" draw:layer="layout" svg:width="20.702cm" svg:height="0.001cm" svg:x="2.427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7" draw:style-name="gr3" draw:text-style-name="P6" draw:layer="layout" svg:width="0.001cm" svg:height="0.932cm" svg:x="10.824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" draw:style-name="gr3" draw:text-style-name="P6" draw:layer="layout" svg:width="0.001cm" svg:height="0.932cm" svg:x="13.837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2" draw:style-name="gr1" draw:layer="layout" svg:width="16.932cm" svg:height="9.524cm" svg:x="1.059cm" svg:y="1.905cm" draw:page-number="5" presentation:class="page"/>
          <draw:frame draw:name="Shape 63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Make accessible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frame draw:name="Shape 73" presentation:style-name="pr4" draw:text-style-name="P2" draw:layer="layout" svg:width="20.879cm" svg:height="8.654cm" svg:x="2.251cm" svg:y="2.99cm" presentation:class="title" presentation:user-transformed="true">
          <draw:text-box>
            <text:p text:style-name="P5"><text:span text:style-name="T5">Catalogue &amp; Archive</text:span><text:span text:style-name="T5"><text:line-break/></text:span><text:span text:style-name="T6">Keep research centralized in one location and organized</text:span><text:span text:style-name="T6"><text:line-break/></text:span><text:span text:style-name="T6"> in a way that can be viewed by date or tags.</text:span><text:span text:style-name="T6"><text:line-break/></text:span><text:span text:style-name="T6"><text:line-break/></text:span><text:span text:style-name="T6"><text:line-break/></text:span><text:span text:style-name="T7">Accessible Research Index <text:s text:c="4"/>Onboarding Process <text:s text:c="4"/>Periodic Review</text:span><text:span text:style-name="T6"> <text:s/></text:span></text:p>
          </draw:text-box>
        </draw:frame>
        <draw:custom-shape draw:name="Shape 74" draw:style-name="gr2" draw:text-style-name="P6" draw:layer="layout" svg:width="20.702cm" svg:height="0.001cm" svg:x="2.427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" draw:style-name="gr3" draw:text-style-name="P6" draw:layer="layout" svg:width="0.001cm" svg:height="0.932cm" svg:x="10.929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3" draw:text-style-name="P6" draw:layer="layout" svg:width="0.001cm" svg:height="0.932cm" svg:x="17.596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0" draw:style-name="gr1" draw:layer="layout" svg:width="16.932cm" svg:height="9.524cm" svg:x="1.059cm" svg:y="1.905cm" draw:page-number="6" presentation:class="page"/>
          <draw:frame draw:name="Shape 71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ystematic review</text:span></text:p>
              <text:p text:style-name="P1"><text:span text:style-name="T3">Also great to review to see if timing is aligned - sometimes you are too early.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draw:frame draw:name="Shape 81" presentation:style-name="pr4" draw:text-style-name="P2" draw:layer="layout" svg:width="19.156cm" svg:height="8.232cm" svg:x="3.113cm" svg:y="2.99cm" presentation:class="title" presentation:user-transformed="true">
          <draw:text-box>
            <text:p text:style-name="P5"><text:span text:style-name="T4">Business Discovery</text:span><text:span text:style-name="T4"><text:line-break/></text:span><text:span text:style-name="T4">Business / Marketing Validation Product Discovery</text:span><text:span text:style-name="T4"><text:line-break/></text:span><text:span text:style-name="T4">Product Validation</text:span></text:p>
          </draw:text-box>
        </draw:frame>
        <draw:custom-shape draw:name="Shape 82" draw:style-name="gr2" draw:text-style-name="P6" draw:layer="layout" svg:width="18.257cm" svg:height="0.001cm" svg:x="3.588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" draw:style-name="gr2" draw:text-style-name="P6" draw:layer="layout" svg:width="18.257cm" svg:height="0.001cm" svg:x="3.588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2" draw:text-style-name="P6" draw:layer="layout" svg:width="18.257cm" svg:height="0.001cm" svg:x="3.588cm" svg:y="9.20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8" draw:style-name="gr1" draw:layer="layout" svg:width="16.932cm" svg:height="9.524cm" svg:x="1.059cm" svg:y="1.905cm" draw:page-number="7" presentation:class="page"/>
          <draw:frame draw:name="Shape 79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Principles Tasks for Research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draw:frame draw:name="Shape 89" presentation:style-name="pr4" draw:text-style-name="P2" draw:layer="layout" svg:width="20.879cm" svg:height="8.654cm" svg:x="2.251cm" svg:y="2.99cm" presentation:class="title" presentation:user-transformed="true">
          <draw:text-box>
            <text:p text:style-name="P5"><text:span text:style-name="T5">Business Discovery</text:span><text:span text:style-name="T5"><text:line-break/></text:span><text:span text:style-name="T6">Are there opportunities in our market that </text:span><text:span text:style-name="T6"><text:line-break/></text:span><text:span text:style-name="T6">aren’t currently being addressed by competitors?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custom-shape draw:name="Shape 90" draw:style-name="gr2" draw:text-style-name="P6" draw:layer="layout" svg:width="20.702cm" svg:height="0.001cm" svg:x="2.427cm" svg:y="5.0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6" draw:style-name="gr1" draw:layer="layout" svg:width="16.932cm" svg:height="9.524cm" svg:x="1.059cm" svg:y="1.905cm" draw:page-number="8" presentation:class="page"/>
          <draw:frame draw:name="Shape 8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95" presentation:style-name="pr4" draw:text-style-name="P2" draw:layer="layout" svg:width="22.32cm" svg:height="8.654cm" svg:x="1.53cm" svg:y="2.99cm" presentation:class="title" presentation:user-transformed="true">
          <draw:text-box>
            <text:p text:style-name="P5"><text:span text:style-name="T5">Business / Marketing Validation</text:span><text:span text:style-name="T5"><text:line-break/></text:span><text:span text:style-name="T6">Does our positioning, messaging, and creative resonate </text:span><text:span text:style-name="T6"><text:line-break/></text:span><text:span text:style-name="T6">with current customers and potential customers?</text:span><text:span text:style-name="T6"><text:line-break/></text:span><text:span text:style-name="T6"><text:line-break/></text:span><text:span text:style-name="T6"><text:line-break/></text:span><text:span text:style-name="T7">Contextual Inquiry <text:s text:c="4"/>Surveys <text:s text:c="4"/>Testing Marketing Creative</text:span><text:span text:style-name="T6"> <text:s/></text:span></text:p>
          </draw:text-box>
        </draw:frame>
        <draw:custom-shape draw:name="Shape 96" draw:style-name="gr2" draw:text-style-name="P6" draw:layer="layout" svg:width="22.232cm" svg:height="0.001cm" svg:x="1.741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3" draw:text-style-name="P6" draw:layer="layout" svg:width="0.001cm" svg:height="0.932cm" svg:x="9.924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3" draw:text-style-name="P6" draw:layer="layout" svg:width="0.001cm" svg:height="0.932cm" svg:x="13.116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92" draw:style-name="gr1" draw:layer="layout" svg:width="16.932cm" svg:height="9.524cm" svg:x="1.059cm" svg:y="1.905cm" draw:page-number="9" presentation:class="page"/>
          <draw:frame draw:name="Shape 93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8">How do things resonate with existing and potential customers? </text:span></text:p>
              <text:p text:style-name="P7"><text:span text:style-name="T8">Are we differentiated from our competitors? Is it a compelling story? Is it valuable?</text:span></text:p>
              <text:p text:style-name="P7"><text:span text:style-name="T8">Interview an appropriate number of customers or potential customers as needed (A cross-functional research team will include Product, Design, Engineering and Marketing)</text:span></text:p>
              <text:p text:style-name="P7"><text:span text:style-name="T8">Regularly test our creative and messaging concepts</text:span></text:p>
              <text:p text:style-name="P7"><text:span text:style-name="T8">Summaries of our research and testing will also be shared with the company in the form of a </text:span><text:span text:style-name="T9">“Voice of the Customer”</text:span><text:span text:style-name="T8"> series.</text:span></text:p>
              <text:p text:style-name="P1"><text:span text:style-name="T10"/></text:p>
            </draw:text-box>
          </draw:frame>
        </presentation:notes>
      </draw:page>
      <draw:page draw:name="page10" draw:style-name="dp1" draw:master-page-name="Title_20_slide" presentation:presentation-page-layout-name="AL1T0">
        <draw:frame draw:name="Shape 103" presentation:style-name="pr4" draw:text-style-name="P2" draw:layer="layout" svg:width="22.32cm" svg:height="8.654cm" svg:x="1.53cm" svg:y="2.99cm" presentation:class="title" presentation:user-transformed="true">
          <draw:text-box>
            <text:p text:style-name="P5"><text:span text:style-name="T5">Product Discovery</text:span><text:span text:style-name="T5"><text:line-break/></text:span><text:span text:style-name="T6">What are we missing? What are the insights </text:span><text:span text:style-name="T6"><text:line-break/></text:span><text:span text:style-name="T6">that drive us to innovate on behalf of our customers?</text:span><text:span text:style-name="T6"><text:line-break/></text:span><text:span text:style-name="T6"><text:line-break/></text:span><text:span text:style-name="T6"><text:line-break/></text:span><text:span text:style-name="T7">In-person Sessions <text:s text:c="4"/>Phone Calls <text:s text:c="4"/>POC Prototyping <text:s text:c="4"/>Surveys</text:span><text:span text:style-name="T6"> <text:s/></text:span></text:p>
          </draw:text-box>
        </draw:frame>
        <draw:custom-shape draw:name="Shape 104" draw:style-name="gr2" draw:text-style-name="P6" draw:layer="layout" svg:width="22.232cm" svg:height="0.001cm" svg:x="1.741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3" draw:text-style-name="P6" draw:layer="layout" svg:width="0.001cm" svg:height="0.932cm" svg:x="9.307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" draw:style-name="gr3" draw:text-style-name="P6" draw:layer="layout" svg:width="0.001cm" svg:height="0.932cm" svg:x="19.272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3" draw:text-style-name="P6" draw:layer="layout" svg:width="0.001cm" svg:height="0.932cm" svg:x="13.611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0" draw:style-name="gr1" draw:layer="layout" svg:width="16.932cm" svg:height="9.524cm" svg:x="1.059cm" svg:y="1.905cm" draw:page-number="10" presentation:class="page"/>
          <draw:frame draw:name="Shape 101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How do we build the right things?</text:span></text:p>
              <text:p text:style-name="P1"><text:span text:style-name="T3"/></text:p>
              <text:p text:style-name="P1"><text:span text:style-name="T3">What are our Blindspots?</text:span></text:p>
              <text:p text:style-name="P1"><text:span text:style-name="T3"/></text:p>
              <text:p text:style-name="P1"><text:span text:style-name="T3">Are there patterns merging?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draw:frame draw:name="Shape 112" presentation:style-name="pr4" draw:text-style-name="P2" draw:layer="layout" svg:width="22.32cm" svg:height="8.654cm" svg:x="1.53cm" svg:y="2.99cm" presentation:class="title" presentation:user-transformed="true">
          <draw:text-box>
            <text:p text:style-name="P5"><text:span text:style-name="T5">Product Validation</text:span><text:span text:style-name="T5"><text:line-break/></text:span><text:span text:style-name="T6">How do our hypotheses measure up when translated into a product or app? Does it work perform as expected? Will people love it?</text:span><text:span text:style-name="T6"><text:line-break/></text:span><text:span text:style-name="T6"><text:line-break/></text:span><text:span text:style-name="T6"><text:line-break/></text:span><text:span text:style-name="T7">Usability Tests <text:s text:c="4"/>In-person Sessions <text:s text:c="4"/>POC Prototyping <text:s text:c="4"/>Phone Calls <text:s text:c="4"/></text:span><text:span text:style-name="T6"><text:s/></text:span></text:p>
          </draw:text-box>
        </draw:frame>
        <draw:custom-shape draw:name="Shape 113" draw:style-name="gr2" draw:text-style-name="P6" draw:layer="layout" svg:width="22.232cm" svg:height="0.001cm" svg:x="1.741cm" svg:y="5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3" draw:text-style-name="P6" draw:layer="layout" svg:width="0.001cm" svg:height="0.932cm" svg:x="7.014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5" draw:style-name="gr3" draw:text-style-name="P6" draw:layer="layout" svg:width="0.001cm" svg:height="0.932cm" svg:x="19.007cm" svg:y="8.5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3" draw:text-style-name="P6" draw:layer="layout" svg:width="0.001cm" svg:height="0.932cm" svg:x="13.346cm" svg:y="8.5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9" draw:style-name="gr1" draw:layer="layout" svg:width="16.932cm" svg:height="9.524cm" svg:x="1.059cm" svg:y="1.905cm" draw:page-number="11" presentation:class="page"/>
          <draw:frame draw:name="Shape 110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8">Is it usable? </text:span></text:p>
              <text:p text:style-name="P7"><text:span text:style-name="T8">Does it match the customer’s mental model? </text:span></text:p>
              <text:p text:style-name="P7"><text:span text:style-name="T8">How can it be improved?</text:span></text:p>
              <text:p text:style-name="P7"><text:span text:style-name="T8">Will people love it?</text:span></text:p>
              <text:p text:style-name="P7"><text:span text:style-name="T8"/></text:p>
              <text:p text:style-name="P1"><text:span text:style-name="T10"/></text:p>
            </draw:text-box>
          </draw:frame>
        </presentation:notes>
      </draw:page>
      <draw:page draw:name="page12" draw:style-name="dp1" draw:master-page-name="Title_20_slide" presentation:presentation-page-layout-name="AL1T0">
        <draw:frame draw:name="Shape 121" presentation:style-name="pr4" draw:text-style-name="P2" draw:layer="layout" svg:width="22.32cm" svg:height="2.152cm" svg:x="1.53cm" svg:y="5.265cm" presentation:class="title" presentation:user-transformed="true">
          <draw:text-box>
            <text:p text:style-name="P8"><text:span text:style-name="T5">What’s the </text:span><text:span text:style-name="T11">Right</text:span><text:span text:style-name="T5"> Process?</text:span></text:p>
          </draw:text-box>
        </draw:frame>
        <draw:custom-shape draw:name="Shape 122" draw:style-name="gr2" draw:text-style-name="P6" draw:layer="layout" svg:width="22.232cm" svg:height="0.001cm" svg:x="1.741cm" svg:y="7.28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18" draw:style-name="gr1" draw:layer="layout" svg:width="16.932cm" svg:height="9.524cm" svg:x="1.059cm" svg:y="1.905cm" draw:page-number="12" presentation:class="page"/>
          <draw:frame draw:name="Shape 119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8">Let’s make this right for us - that’s why we’re all here</text:span></text:p>
              <text:p text:style-name="P7"><text:span text:style-name="T8"/></text:p>
              <text:p text:style-name="P1"><text:span text:style-name="T10"/></text:p>
            </draw:text-box>
          </draw:frame>
        </presentation:notes>
      </draw:page>
      <draw:page draw:name="page13" draw:style-name="dp1" draw:master-page-name="Title_20_slide" presentation:presentation-page-layout-name="AL1T0">
        <draw:frame draw:name="Shape 127" presentation:style-name="pr4" draw:text-style-name="P2" draw:layer="layout" svg:width="22.32cm" svg:height="2.152cm" svg:x="1.53cm" svg:y="0.82cm" presentation:class="title" presentation:user-transformed="true">
          <draw:text-box>
            <text:p text:style-name="P8"><text:span text:style-name="T5">Research Planning</text:span></text:p>
          </draw:text-box>
        </draw:frame>
        <draw:custom-shape draw:name="Shape 128" draw:style-name="gr2" draw:text-style-name="P6" draw:layer="layout" svg:width="22.232cm" svg:height="0.001cm" svg:x="1.741cm" svg:y="2.844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29" presentation:style-name="pr4" draw:text-style-name="P2" draw:layer="layout" svg:width="21.589cm" svg:height="9.481cm" svg:x="1.905cm" svg:y="3.746cm" presentation:class="title" presentation:user-transformed="true">
          <draw:text-box>
            <text:list text:style-name="L6">
              <text:list-item>
                <text:p text:style-name="P9"><text:span text:style-name="T6">Agree on what we’re trying to learn</text:span><text:span text:style-name="T6"><text:line-break/></text:span><text:span text:style-name="T6">Establish who the appropriate audience may be</text:span><text:span text:style-name="T6"><text:line-break/></text:span><text:span text:style-name="T6">Decide the frequency and number of sessions</text:span><text:span text:style-name="T6"><text:line-break/></text:span><text:span text:style-name="T6">Craft a research plan that will guide our interviews</text:span><text:span text:style-name="T6"><text:line-break/></text:span><text:span text:style-name="T6">Discuss who is best suited to sit-in on the interview session</text:span><text:span text:style-name="T6"><text:line-break/></text:span><text:span text:style-name="T6">Track our pool of interviewees and research subjects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3" presentation:class="page"/>
          <draw:frame draw:name="Shape 125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creen prospects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draw:frame draw:name="Shape 134" presentation:style-name="pr4" draw:text-style-name="P2" draw:layer="layout" svg:width="22.32cm" svg:height="2.152cm" svg:x="1.53cm" svg:y="0.82cm" presentation:class="title" presentation:user-transformed="true">
          <draw:text-box>
            <text:p text:style-name="P8"><text:span text:style-name="T5">Conducting an Interview</text:span></text:p>
          </draw:text-box>
        </draw:frame>
        <draw:custom-shape draw:name="Shape 135" draw:style-name="gr2" draw:text-style-name="P6" draw:layer="layout" svg:width="22.232cm" svg:height="0.001cm" svg:x="1.741cm" svg:y="2.844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36" presentation:style-name="pr4" draw:text-style-name="P2" draw:layer="layout" svg:width="21.589cm" svg:height="9.481cm" svg:x="1.905cm" svg:y="3.746cm" presentation:class="title" presentation:user-transformed="true">
          <draw:text-box>
            <text:list text:style-name="L6">
              <text:list-item>
                <text:p text:style-name="P9"><text:span text:style-name="T6">Be prepared and respectful of everyone’s time</text:span><text:span text:style-name="T6"><text:line-break/></text:span><text:span text:style-name="T6">Be on time and remain mindful of the clock (it goes quickly) </text:span><text:span text:style-name="T6"><text:line-break/></text:span><text:span text:style-name="T6">Limit the number of people sitting in (especially for in-person sessions)</text:span><text:span text:style-name="T6"><text:line-break/></text:span><text:span text:style-name="T6">Set expectations about the interview</text:span><text:span text:style-name="T6"><text:line-break/></text:span><text:span text:style-name="T6">Be open...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4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hape 141" presentation:style-name="pr4" draw:text-style-name="P2" draw:layer="layout" svg:width="22.32cm" svg:height="2.152cm" svg:x="1.53cm" svg:y="0.82cm" presentation:class="title" presentation:user-transformed="true">
          <draw:text-box>
            <text:p text:style-name="P8"><text:span text:style-name="T5">Recap as a Group</text:span></text:p>
          </draw:text-box>
        </draw:frame>
        <draw:custom-shape draw:name="Shape 142" draw:style-name="gr2" draw:text-style-name="P6" draw:layer="layout" svg:width="22.232cm" svg:height="0.001cm" svg:x="1.741cm" svg:y="2.844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43" presentation:style-name="pr4" draw:text-style-name="P2" draw:layer="layout" svg:width="21.589cm" svg:height="9.481cm" svg:x="1.905cm" svg:y="3.746cm" presentation:class="title" presentation:user-transformed="true">
          <draw:text-box>
            <text:list text:style-name="L6">
              <text:list-item>
                <text:p text:style-name="P9"><text:span text:style-name="T6">Discuss how things went overall</text:span><text:span text:style-name="T6"><text:line-break/></text:span><text:span text:style-name="T6">Outline what we missed and why</text:span><text:span text:style-name="T6"><text:line-break/></text:span><text:span text:style-name="T6">Highlight any insights that were unexpected</text:span><text:span text:style-name="T6"><text:line-break/></text:span><text:span text:style-name="T6">Compile detailed notes from participants who observed</text:span><text:span text:style-name="T6"><text:line-break/></text:span><text:span text:style-name="T6">Develop high-level summaries</text:span><text:span text:style-name="T6"><text:line-break/></text:span><text:span text:style-name="T6">Post Details and High-Level versions to Research Index</text:span><text:span text:style-name="T6"><text:line-break/></text:span><text:span text:style-name="T6">Schedule dates for socializing what we’ve learned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5" presentation:class="page"/>
          <draw:frame draw:name="Shape 13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1" presentation:style-name="Mpr1" draw:text-style-name="MP5" draw:layer="backgroundobjects" svg:width="21.589cm" svg:height="3.221cm" svg:x="1.905cm" svg:y="4.39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/5.1.1.3$Linux_X86_64 LibreOffice_project/10m0$Build-3</meta:generator>
  </office:meta>
</office:document-meta>
</file>